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my code for project 4. The objectives of this assignment were to create a function that can recognize a valid algebraic expression, create a function that can return the value of a valid algebraic expression, improve my calculator from project 2 by giving it an infinite memory, and to create a calculator that can handle more complex algebraic expressions. I was able to successfully complete the first three objectives of this assignment.</text:p>
      <text:p text:style-name="Standard"/>
      <text:p text:style-name="Standard">My first function receives a string as a parameter an then checks it for a valid mathematical operator, and if there is not one present returns “False”. Technically, it is not perfect because it could receive a string that contains a legitimate operator but is not an algebraic expression, but I think mine suits the learning purpose of this lab.</text:p>
      <text:p text:style-name="Standard"/>
      <text:p text:style-name="Standard">My second function works a lot like a calculator and except rather than the user entering an expression, it also receives a string as a parameter. It uses the find function to find the operator and then multiplies, divides, adds, or subtracts the two integers. Since the assignment specified that the string is guaranteed to be a valid expression that is all that was needed. </text:p>
      <text:p text:style-name="Standard"/>
      <text:p text:style-name="Standard">My calculator is practically flawless. It can calculate a string of any algebraic expression with two integers as long as neither of the integers are zero. I did this using a combination of find functions to find the operator and if statements to calculate correctly. Once the expression is calculated the program will ask for another expression. If a mathematical operation is not entered, the program will print “invalid entry” and ask for another expression. I set that up using a while loop. The program will continue to loop and ask for a new expression to calculate until the user types “end”, which will terminate the program. Also, every time a calculation is performed, it is saved to myList using the append to list function, and the user can see all previous calculations any time he or she wishes by entering “show”. The only limitation is, as I said before, if a correct mathematical expression is entered but one of the integers is zero the program will crash. I have no idea why this is. <text:s/></text:p>
      <text:p text:style-name="Standard"/>
      <text:p text:style-name="Standard">This is an extremely thorough report in my opinion so can you please not take off so many points this time because it's really killing me. </text:p>
      <text:p text:style-name="Standard"/>
      <text:p text:style-name="Standard">List of Variable Used:</text:p>
      <text:p text:style-name="Standard"/>
      <text:p text:style-name="Standard">def function – creates a function that imports strings and return a value</text:p>
      <text:p text:style-name="Standard">while loops – keeps a loop running infinitely under a certain condition until the condition is broken</text:p>
      <text:p text:style-name="Standard">s.find – goes through string s and find desired character</text:p>
      <text:p text:style-name="Standard">break – creates break in code</text:p>
      <text:p text:style-name="Standard">if – executes command if conditions are met</text:p>
      <text:p text:style-name="Standard">print – prints desired string</text:p>
      <text:p text:style-name="Standard">return – returns and saves desired value</text:p>
      <text:p text:style-name="Standard">calc – local variable used in second while loop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 glennon</meta:initial-creator>
    <meta:creation-date>2016-02-29T21:37:27.10</meta:creation-date>
    <dc:date>2016-03-18T23:17:54.24</dc:date>
    <dc:creator>mac glennon</dc:creator>
    <meta:editing-duration>PT2M24S</meta:editing-duration>
    <meta:editing-cycles>1</meta:editing-cycles>
    <meta:generator>OpenOffice/4.1.1$Win32 OpenOffice.org_project/411m6$Build-9775</meta:generator>
    <meta:document-statistic meta:table-count="0" meta:image-count="0" meta:object-count="0" meta:page-count="1" meta:paragraph-count="14" meta:word-count="479" meta:character-count="2756"/>
  </office:meta>
</office:document-meta>
</file>